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fo:background-color="#b2b2b2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from_5f_lot_5f_default">
      <style:table-cell-properties fo:background-color="transparent"/>
      <style:text-properties style:font-name="Liberation Sans"/>
    </style:style>
    <style:style style:name="ce267" style:family="table-cell" style:parent-style-name="from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29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from_5f_lot_5f_note_5f_default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from_5f_lot_5f_percent">
      <style:table-cell-properties fo:background-color="transparent"/>
      <style:text-properties style:font-name="Liberation Sans"/>
    </style:style>
    <style:style style:name="ce340" style:family="table-cell" style:parent-style-name="from_5f_lot_5f_alt_5f_percent">
      <style:table-cell-properties fo:background-color="transparent"/>
      <style:text-properties style:font-name="Liberation Sans"/>
    </style:style>
    <style:style style:name="ce34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from_5f_lot_5f_fiat">
      <style:table-cell-properties fo:background-color="transparent"/>
      <style:text-properties style:font-name="Liberation Sans"/>
    </style:style>
    <style:style style:name="ce343" style:family="table-cell" style:parent-style-name="from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4"/>
        <table:table-column table:style-name="co39" table:default-cell-style-name="ce6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9"/>
          <table:table-cell/>
        </table:table-row>
        <table:table-row table:style-name="ro2">
          <table:table-cell table:style-name="ce14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ce236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4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4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from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</table:table>
      <table:table table:name="Capital Gai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Capital Gai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sold or disposed of</text:p>
          </table:table-cell>
          <table:table-cell table:style-name="ce348" office:value-type="string" calcext:value-type="string">
            <text:p>Proceeds (sales price)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Sol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sold or disposed of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/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10000000 of 1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4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2: 0.05000000 of 1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5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border_crypto" office:value="1.5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1/01/2019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16800.0" office:value-type="float"/>
          <table:table-cell table:style-name="from_lot_note_border_fiat" office:value="8325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8475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4: 1.50000000 of 2.00000000 B2</text:p>
          </table:table-cell>
          <table:table-cell table:style-name="taxable_event_note_border_default" office:value-type="string">
            <text:p>1/1: 1.50000000 of 1.50000000 B2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9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from_lot_note_fiat" office:value="111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3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4: 0.20000000 of 2.00000000 B2</text:p>
          </table:table-cell>
          <table:table-cell table:style-name="taxable_event_note_default" office:value-type="string">
            <text:p>1/1: 0.20000000 of 0.2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7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5454.0" office:value-type="float"/>
          <table:table-cell table:style-name="from_lot_note_fiat" office:value="399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458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4/4: 0.27000000 of 0.50000000 B2</text:p>
          </table:table-cell>
          <table:table-cell table:style-name="taxable_event_note_default" office:value-type="string">
            <text:p>1/4: 0.27000000 of 1.08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6060.0" office:value-type="float"/>
          <table:table-cell table:style-name="from_lot_note_fiat" office:value="39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6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0.30000000 of 0.30000000 B2</text:p>
          </table:table-cell>
          <table:table-cell table:style-name="taxable_event_note_default" office:value-type="string">
            <text:p>2/4: 0.30000000 of 1.08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2020.0" office:value-type="float"/>
          <table:table-cell table:style-name="from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2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0.10000000 of 0.10000000 B2</text:p>
          </table:table-cell>
          <table:table-cell table:style-name="taxable_event_note_default" office:value-type="string">
            <text:p>3/4: 0.10000000 of 1.08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5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8282.0" office:value-type="float"/>
          <table:table-cell table:style-name="from_lot_note_fiat" office:value="635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927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3: 0.41000000 of 1.00000000 B2</text:p>
          </table:table-cell>
          <table:table-cell table:style-name="taxable_event_note_default" office:value-type="string">
            <text:p>4/4: 0.41000000 of 1.08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5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5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7803.0" office:value-type="float"/>
          <table:table-cell table:style-name="from_lot_note_fiat" office:value="790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0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3: 0.51000000 of 1.00000000 B2</text:p>
          </table:table-cell>
          <table:table-cell table:style-name="taxable_event_note_default" office:value-type="string">
            <text:p>1/1: 0.51000000 of 0.5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transparent_crypto" office:value="1.5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6800.0" office:value-type="float"/>
          <table:table-cell table:style-name="from_lot_note_fiat" office:value="832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8475.0" office:value-type="float"/>
          <table:table-cell table:style-name="taxable_event_note_default" office:value-type="string">
            <text:p>OUT / SELL</text:p>
          </table:table-cell>
          <table:table-cell office:value-type="string" table:style-name="from_lot_note_default">
            <text:p>1/4: 1.50000000 of 2.00000000 B3</text:p>
          </table:table-cell>
          <table:table-cell office:value-type="string" table:style-name="taxable_event_note_default">
            <text:p>1/1: 1.50000000 of 1.50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1-11 11:15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from_lot_note_fiat" office:value="111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330.0" office:value-type="float"/>
          <table:table-cell table:style-name="taxable_event_note_default" office:value-type="string">
            <text:p>OUT / SELL</text:p>
          </table:table-cell>
          <table:table-cell office:value-type="string" table:style-name="from_lot_note_default">
            <text:p>3/4: 0.20000000 of 2.00000000 B3</text:p>
          </table:table-cell>
          <table:table-cell office:value-type="string" table:style-name="taxable_event_note_default">
            <text:p>1/1: 0.20000000 of 0.20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2-11 19:58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7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7474.0" office:value-type="float"/>
          <table:table-cell table:style-name="from_lot_note_fiat" office:value="5476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998.0" office:value-type="float"/>
          <table:table-cell table:style-name="taxable_event_note_default" office:value-type="string">
            <text:p>OUT / SELL</text:p>
          </table:table-cell>
          <table:table-cell office:value-type="string" table:style-name="from_lot_note_default">
            <text:p>4/4: 0.37000000 of 0.50000000 B3</text:p>
          </table:table-cell>
          <table:table-cell office:value-type="string" table:style-name="taxable_event_note_default">
            <text:p>1/3: 0.37000000 of 1.08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6060.0" office:value-type="float"/>
          <table:table-cell table:style-name="from_lot_note_fiat" office:value="39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160.0" office:value-type="float"/>
          <table:table-cell table:style-name="taxable_event_note_default" office:value-type="string">
            <text:p>OUT / SELL</text:p>
          </table:table-cell>
          <table:table-cell office:value-type="string" table:style-name="from_lot_note_default">
            <text:p>1/1: 0.30000000 of 0.30000000 B3</text:p>
          </table:table-cell>
          <table:table-cell office:value-type="string" table:style-name="taxable_event_note_default">
            <text:p>2/3: 0.30000000 of 1.08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8282.0" office:value-type="float"/>
          <table:table-cell table:style-name="from_lot_note_fiat" office:value="635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927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3: 0.41000000 of 1.00000000 B3</text:p>
          </table:table-cell>
          <table:table-cell table:style-name="taxable_event_note_default" office:value-type="string">
            <text:p>3/3: 0.41000000 of 1.08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6-11 05:31:00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1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7803.0" office:value-type="float"/>
          <table:table-cell table:style-name="from_lot_note_fiat" office:value="790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10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3: 0.51000000 of 1.00000000 B3</text:p>
          </table:table-cell>
          <table:table-cell table:style-name="taxable_event_note_default" office:value-type="string">
            <text:p>1/1: 0.51000000 of 0.51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6-11 05:31:00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5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1/01/2019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16800.0" office:value-type="float"/>
          <table:table-cell table:style-name="from_lot_note_border_fiat" office:value="8325.0" office:value-type="float"/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ransparent_border_fiat" office:value="8475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4: 1.50000000 of 2.00000000 B4</text:p>
          </table:table-cell>
          <table:table-cell table:style-name="taxable_event_note_border_default" office:value-type="string">
            <text:p>1/1: 1.50000000 of 1.50000000 B4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9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from_lot_note_fiat" office:value="111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33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4: 0.20000000 of 2.00000000 B4</text:p>
          </table:table-cell>
          <table:table-cell table:style-name="taxable_event_note_default" office:value-type="string">
            <text:p>1/1: 0.20000000 of 0.2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2-11 19:58:00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7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7474.0" office:value-type="float"/>
          <table:table-cell table:style-name="from_lot_note_fiat" office:value="5476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998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4/4: 0.37000000 of 0.50000000 B4</text:p>
          </table:table-cell>
          <table:table-cell table:style-name="taxable_event_note_default" office:value-type="string">
            <text:p>1/3: 0.37000000 of 1.08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6060.0" office:value-type="float"/>
          <table:table-cell table:style-name="from_lot_note_fiat" office:value="39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16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0.30000000 of 0.30000000 B4</text:p>
          </table:table-cell>
          <table:table-cell table:style-name="taxable_event_note_default" office:value-type="string">
            <text:p>2/3: 0.30000000 of 1.08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8282.0" office:value-type="float"/>
          <table:table-cell table:style-name="from_lot_note_fiat" office:value="635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927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3: 0.41000000 of 1.00000000 B4</text:p>
          </table:table-cell>
          <table:table-cell table:style-name="taxable_event_note_default" office:value-type="string">
            <text:p>3/3: 0.41000000 of 1.08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7803.0" office:value-type="float"/>
          <table:table-cell table:style-name="from_lot_note_fiat" office:value="790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10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3: 0.51000000 of 1.00000000 B4</text:p>
          </table:table-cell>
          <table:table-cell table:style-name="taxable_event_note_default" office:value-type="string">
            <text:p>1/1: 0.51000000 of 0.5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354" office:value-type="string" calcext:value-type="string" table:number-columns-spanned="9" table:number-rows-spanned="1">
            <text:p>Crypto Donatio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Default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dona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Dona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dona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donati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9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from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4: 0.10000000 of 0.50000000 B2</text:p>
          </table:table-cell>
          <table:table-cell table:style-name="taxable_event_note_default" office:value-type="string">
            <text:p>1/1: 0.10000000 of 0.1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from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4: 0.10000000 of 0.50000000 B3</text:p>
          </table:table-cell>
          <table:table-cell table:style-name="taxable_event_note_default" office:value-type="string">
            <text:p>1/1: 0.10000000 of 0.1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from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4: 0.10000000 of 0.50000000 B4</text:p>
          </table:table-cell>
          <table:table-cell table:style-name="taxable_event_note_default" office:value-type="string">
            <text:p>1/1: 0.10000000 of 0.1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Gift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gif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Gif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gif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gift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9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118.0" office:value-type="float"/>
          <table:table-cell table:style-name="from_lot_note_fiat" office:value="1609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08.5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4/4: 0.29000000 of 2.00000000 B2</text:p>
          </table:table-cell>
          <table:table-cell table:style-name="taxable_event_note_default" office:value-type="string">
            <text:p>1/2: 0.29000000 of 0.4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562.0" office:value-type="float"/>
          <table:table-cell table:style-name="from_lot_note_fiat" office:value="1628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66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4: 0.11000000 of 0.50000000 B2</text:p>
          </table:table-cell>
          <table:table-cell table:style-name="taxable_event_note_default" office:value-type="string">
            <text:p>2/2: 0.11000000 of 0.4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9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118.0" office:value-type="float"/>
          <table:table-cell table:style-name="from_lot_note_fiat" office:value="1609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08.5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4/4: 0.29000000 of 2.00000000 B3</text:p>
          </table:table-cell>
          <table:table-cell table:style-name="taxable_event_note_default" office:value-type="string">
            <text:p>1/3: 0.29000000 of 0.4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from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2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0.10000000 of 0.10000000 B3</text:p>
          </table:table-cell>
          <table:table-cell table:style-name="taxable_event_note_default" office:value-type="string">
            <text:p>2/3: 0.10000000 of 0.4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.0" office:value-type="float"/>
          <table:table-cell table:style-name="from_lot_note_fiat" office:value="148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6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4: 0.01000000 of 0.50000000 B3</text:p>
          </table:table-cell>
          <table:table-cell table:style-name="taxable_event_note_default" office:value-type="string">
            <text:p>3/3: 0.01000000 of 0.4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118.0" office:value-type="float"/>
          <table:table-cell table:style-name="from_lot_note_fiat" office:value="1609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08.5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4/4: 0.29000000 of 2.00000000 B4</text:p>
          </table:table-cell>
          <table:table-cell table:style-name="taxable_event_note_default" office:value-type="string">
            <text:p>1/3: 0.29000000 of 0.4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from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2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0.10000000 of 0.10000000 B4</text:p>
          </table:table-cell>
          <table:table-cell table:style-name="taxable_event_note_default" office:value-type="string">
            <text:p>2/3: 0.10000000 of 0.4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.0" office:value-type="float"/>
          <table:table-cell table:style-name="from_lot_note_fiat" office:value="148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6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4: 0.01000000 of 0.50000000 B4</text:p>
          </table:table-cell>
          <table:table-cell table:style-name="taxable_event_note_default" office:value-type="string">
            <text:p>3/3: 0.01000000 of 0.4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Interest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15</text:p>
          </table:table-cell>
          <table:table-cell table:style-name="taxable_event_note_border_fiat" office:value="0.1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1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1.00000000 of 1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5-01-01 01:03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4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11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111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Investment Expense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transac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Transaction fee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transac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transact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9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from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4: 0.01000000 of 2.00000000 B2</text:p>
          </table:table-cell>
          <table:table-cell table:style-name="taxable_event_note_default" office:value-type="string">
            <text:p>1/1: 0.01000000 of 0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9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from_lot_note_fiat" office:value="29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8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4: 0.02000000 of 0.50000000 B2</text:p>
          </table:table-cell>
          <table:table-cell table:style-name="taxable_event_note_default" office:value-type="string">
            <text:p>1/1: 0.02000000 of 0.02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5/01/2019</text:p>
          </table:table-cell>
          <table:table-cell table:style-name="taxable_event_note_default" office:value-type="string">
            <text:p>07/21/2020</text:p>
          </table:table-cell>
          <table:table-cell table:style-name="taxable_event_note_fiat" office:value="856.0" office:value-type="float"/>
          <table:table-cell table:style-name="from_lot_note_fiat" office:value="6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6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1.00000000 B2</text:p>
          </table:table-cell>
          <table:table-cell table:style-name="taxable_event_note_default" office:value-type="string">
            <text:p>1/1: 0.04000000 of 0.04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7-21 10:02:02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from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4: 0.01000000 of 2.00000000 B3</text:p>
          </table:table-cell>
          <table:table-cell table:style-name="taxable_event_note_default" office:value-type="string">
            <text:p>1/1: 0.01000000 of 0.01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from_lot_note_fiat" office:value="29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8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4: 0.02000000 of 0.5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0</text:p>
          </table:table-cell>
          <table:table-cell table:style-name="taxable_event_note_fiat" office:value="856.0" office:value-type="float"/>
          <table:table-cell table:style-name="from_lot_note_fiat" office:value="6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6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7-21 10:02:02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9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from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4: 0.01000000 of 2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from_lot_note_fiat" office:value="29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8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4: 0.02000000 of 0.5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from_lot_note_fiat" office:value="6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6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1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48:38.3887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2T18:27:12.217568</dc:date>
    <meta:editing-duration>P1DT9H54M41S</meta:editing-duration>
    <meta:editing-cycles>98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